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6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none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9597976217" calcext:value-type="float">
            <text:p>0.0009597976217</text:p>
          </table:table-cell>
          <table:table-cell table:style-name="ce4" table:formula="of:=SUM([.C4:.C13])/10/(1000*1000*1000)/[.K21]" office:value-type="float" office:value="0.0009865886966" calcext:value-type="float">
            <text:p>0.0009865886966</text:p>
          </table:table-cell>
          <table:table-cell table:style-name="ce4" table:formula="of:=SUM([.D4:.D13])/10/(1000*1000*1000)/[.K22]" office:value-type="float" office:value="0.001067557662" calcext:value-type="float">
            <text:p>0.001067557662</text:p>
          </table:table-cell>
          <table:table-cell table:style-name="ce4" table:formula="of:=SUM([.E4:.E13])/10/(1000*1000*1000)/[.K23]" office:value-type="float" office:value="0.00192963696" calcext:value-type="float">
            <text:p>0.0019296369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9336822341" calcext:value-type="float">
            <text:p>0.0009336822341</text:p>
          </table:table-cell>
          <table:table-cell table:style-name="ce4" table:formula="of:=SUM([.I4:.I13])/10/(1000*1000*1000)/[.K21]" office:value-type="float" office:value="0.0009849353782" calcext:value-type="float">
            <text:p>0.0009849353782</text:p>
          </table:table-cell>
          <table:table-cell table:style-name="ce4" table:formula="of:=SUM([.J4:.J13])/10/(1000*1000*1000)/[.K22]" office:value-type="float" office:value="0.00110002961" calcext:value-type="float">
            <text:p>0.00110002961</text:p>
          </table:table-cell>
          <table:table-cell table:style-name="ce4" table:formula="of:=SUM([.K4:.K13])/10/(1000*1000*1000)/[.K23]" office:value-type="float" office:value="0.0023182292184" calcext:value-type="float">
            <text:p>0.002318229218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8419929028" calcext:value-type="float">
            <text:p>0.0008419929028</text:p>
          </table:table-cell>
          <table:table-cell table:style-name="ce4" table:formula="of:=SUM([.O4:.O13])/10/(1000*1000*1000)/[.K21]" office:value-type="float" office:value="0.0008689224802" calcext:value-type="float">
            <text:p>0.0008689224802</text:p>
          </table:table-cell>
          <table:table-cell table:style-name="ce4" table:formula="of:=SUM([.P4:.P13])/10/(1000*1000*1000)/[.K22]" office:value-type="float" office:value="0.0011090757724" calcext:value-type="float">
            <text:p>0.0011090757724</text:p>
          </table:table-cell>
          <table:table-cell table:style-name="ce4" table:formula="of:=SUM([.Q4:.Q13])/10/(1000*1000*1000)/[.K23]" office:value-type="float" office:value="0.0031279040408" calcext:value-type="float">
            <text:p>0.003127904040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275728392964" calcext:value-type="float">
            <text:p>0.0275728392964</text:p>
          </table:table-cell>
          <table:table-cell table:style-name="ce4" table:formula="of:=SUM([.U4:.U13])/10/(1000*1000*1000)/[.K21]" office:value-type="float" office:value="0.0280420174372" calcext:value-type="float">
            <text:p>0.0280420174372</text:p>
          </table:table-cell>
          <table:table-cell table:style-name="ce4" table:formula="of:=SUM([.V4:.V13])/10/(1000*1000*1000)/[.K22]" office:value-type="float" office:value="0.028507334312" calcext:value-type="float">
            <text:p>0.028507334312</text:p>
          </table:table-cell>
          <table:table-cell table:style-name="ce4" table:formula="of:=SUM([.W4:.W13])/10/(1000*1000*1000)/[.K23]" office:value-type="float" office:value="0.0327536627752" calcext:value-type="float">
            <text:p>0.0327536627752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80156052" calcext:value-type="float">
            <text:p>80156052</text:p>
          </table:table-cell>
          <table:table-cell table:style-name="ce3" office:value-type="float" office:value="86288957" calcext:value-type="float">
            <text:p>86288957</text:p>
          </table:table-cell>
          <table:table-cell table:style-name="ce3" office:value-type="float" office:value="31869154" calcext:value-type="float">
            <text:p>31869154</text:p>
          </table:table-cell>
          <table:table-cell office:value-type="float" office:value="16735389" calcext:value-type="float">
            <text:p>16735389</text:p>
          </table:table-cell>
          <table:table-cell table:number-columns-repeated="2"/>
          <table:table-cell table:style-name="ce3" office:value-type="float" office:value="121055491" calcext:value-type="float">
            <text:p>121055491</text:p>
          </table:table-cell>
          <table:table-cell table:style-name="ce3" office:value-type="float" office:value="69761404" calcext:value-type="float">
            <text:p>69761404</text:p>
          </table:table-cell>
          <table:table-cell office:value-type="float" office:value="34292952" calcext:value-type="float">
            <text:p>34292952</text:p>
          </table:table-cell>
          <table:table-cell office:value-type="float" office:value="19501535" calcext:value-type="float">
            <text:p>19501535</text:p>
          </table:table-cell>
          <table:table-cell table:number-columns-repeated="2"/>
          <table:table-cell table:style-name="ce3" office:value-type="float" office:value="113936612" calcext:value-type="float">
            <text:p>113936612</text:p>
          </table:table-cell>
          <table:table-cell table:style-name="ce3" office:value-type="float" office:value="70812888" calcext:value-type="float">
            <text:p>70812888</text:p>
          </table:table-cell>
          <table:table-cell table:style-name="ce3" office:value-type="float" office:value="54307271" calcext:value-type="float">
            <text:p>54307271</text:p>
          </table:table-cell>
          <table:table-cell table:style-name="ce3" office:value-type="float" office:value="34585335" calcext:value-type="float">
            <text:p>34585335</text:p>
          </table:table-cell>
          <table:table-cell table:number-columns-repeated="2"/>
          <table:table-cell table:style-name="ce3" office:value-type="float" office:value="181608571" calcext:value-type="float">
            <text:p>181608571</text:p>
          </table:table-cell>
          <table:table-cell table:style-name="ce3" office:value-type="float" office:value="5007718956" calcext:value-type="float">
            <text:p>5007718956</text:p>
          </table:table-cell>
          <table:table-cell table:style-name="ce3" office:value-type="float" office:value="1881048659" calcext:value-type="float">
            <text:p>1881048659</text:p>
          </table:table-cell>
          <table:table-cell table:style-name="ce3" office:value-type="float" office:value="1001888808" calcext:value-type="float">
            <text:p>1001888808</text:p>
          </table:table-cell>
        </table:table-row>
        <table:table-row table:style-name="ro1">
          <table:table-cell/>
          <table:table-cell table:style-name="ce3" office:value-type="float" office:value="94809279" calcext:value-type="float">
            <text:p>94809279</text:p>
          </table:table-cell>
          <table:table-cell table:style-name="ce3" office:value-type="float" office:value="55189691" calcext:value-type="float">
            <text:p>55189691</text:p>
          </table:table-cell>
          <table:table-cell table:style-name="ce3" office:value-type="float" office:value="37521790" calcext:value-type="float">
            <text:p>37521790</text:p>
          </table:table-cell>
          <table:table-cell office:value-type="float" office:value="17560897" calcext:value-type="float">
            <text:p>17560897</text:p>
          </table:table-cell>
          <table:table-cell table:number-columns-repeated="2"/>
          <table:table-cell table:style-name="ce3" office:value-type="float" office:value="114934348" calcext:value-type="float">
            <text:p>114934348</text:p>
          </table:table-cell>
          <table:table-cell table:style-name="ce3" office:value-type="float" office:value="67131510" calcext:value-type="float">
            <text:p>67131510</text:p>
          </table:table-cell>
          <table:table-cell office:value-type="float" office:value="30663906" calcext:value-type="float">
            <text:p>30663906</text:p>
          </table:table-cell>
          <table:table-cell office:value-type="float" office:value="21471727" calcext:value-type="float">
            <text:p>21471727</text:p>
          </table:table-cell>
          <table:table-cell table:number-columns-repeated="2"/>
          <table:table-cell table:style-name="ce3" office:value-type="float" office:value="112438074" calcext:value-type="float">
            <text:p>112438074</text:p>
          </table:table-cell>
          <table:table-cell table:style-name="ce3" office:value-type="float" office:value="75510527" calcext:value-type="float">
            <text:p>75510527</text:p>
          </table:table-cell>
          <table:table-cell table:style-name="ce3" office:value-type="float" office:value="50785429" calcext:value-type="float">
            <text:p>50785429</text:p>
          </table:table-cell>
          <table:table-cell table:style-name="ce3" office:value-type="float" office:value="172770115" calcext:value-type="float">
            <text:p>172770115</text:p>
          </table:table-cell>
          <table:table-cell table:number-columns-repeated="2"/>
          <table:table-cell table:style-name="ce3" office:value-type="float" office:value="196891402" calcext:value-type="float">
            <text:p>196891402</text:p>
          </table:table-cell>
          <table:table-cell table:style-name="ce3" office:value-type="float" office:value="3695903873" calcext:value-type="float">
            <text:p>3695903873</text:p>
          </table:table-cell>
          <table:table-cell table:style-name="ce3" office:value-type="float" office:value="1656740034" calcext:value-type="float">
            <text:p>1656740034</text:p>
          </table:table-cell>
          <table:table-cell table:style-name="ce3" office:value-type="float" office:value="1212955458" calcext:value-type="float">
            <text:p>1212955458</text:p>
          </table:table-cell>
        </table:table-row>
        <table:table-row table:style-name="ro1">
          <table:table-cell/>
          <table:table-cell table:style-name="ce3" office:value-type="float" office:value="127641532" calcext:value-type="float">
            <text:p>127641532</text:p>
          </table:table-cell>
          <table:table-cell table:style-name="ce3" office:value-type="float" office:value="53652210" calcext:value-type="float">
            <text:p>53652210</text:p>
          </table:table-cell>
          <table:table-cell table:style-name="ce3" office:value-type="float" office:value="45232934" calcext:value-type="float">
            <text:p>45232934</text:p>
          </table:table-cell>
          <table:table-cell office:value-type="float" office:value="17441172" calcext:value-type="float">
            <text:p>17441172</text:p>
          </table:table-cell>
          <table:table-cell table:number-columns-repeated="2"/>
          <table:table-cell table:style-name="ce3" office:value-type="float" office:value="123482289" calcext:value-type="float">
            <text:p>123482289</text:p>
          </table:table-cell>
          <table:table-cell table:style-name="ce3" office:value-type="float" office:value="64748743" calcext:value-type="float">
            <text:p>64748743</text:p>
          </table:table-cell>
          <table:table-cell office:value-type="float" office:value="31914309" calcext:value-type="float">
            <text:p>31914309</text:p>
          </table:table-cell>
          <table:table-cell office:value-type="float" office:value="23046152" calcext:value-type="float">
            <text:p>23046152</text:p>
          </table:table-cell>
          <table:table-cell table:number-columns-repeated="2"/>
          <table:table-cell table:style-name="ce3" office:value-type="float" office:value="107677585" calcext:value-type="float">
            <text:p>107677585</text:p>
          </table:table-cell>
          <table:table-cell table:style-name="ce3" office:value-type="float" office:value="65911598" calcext:value-type="float">
            <text:p>65911598</text:p>
          </table:table-cell>
          <table:table-cell table:style-name="ce3" office:value-type="float" office:value="54069707" calcext:value-type="float">
            <text:p>54069707</text:p>
          </table:table-cell>
          <table:table-cell table:style-name="ce3" office:value-type="float" office:value="35958296" calcext:value-type="float">
            <text:p>35958296</text:p>
          </table:table-cell>
          <table:table-cell table:number-columns-repeated="2"/>
          <table:table-cell table:style-name="ce3" office:value-type="float" office:value="182033940" calcext:value-type="float">
            <text:p>182033940</text:p>
          </table:table-cell>
          <table:table-cell table:style-name="ce3" office:value-type="float" office:value="4436588639" calcext:value-type="float">
            <text:p>4436588639</text:p>
          </table:table-cell>
          <table:table-cell table:style-name="ce3" office:value-type="float" office:value="1477276597" calcext:value-type="float">
            <text:p>1477276597</text:p>
          </table:table-cell>
          <table:table-cell table:style-name="ce3" office:value-type="float" office:value="1215721152" calcext:value-type="float">
            <text:p>1215721152</text:p>
          </table:table-cell>
        </table:table-row>
        <table:table-row table:style-name="ro1">
          <table:table-cell/>
          <table:table-cell table:style-name="ce3" office:value-type="float" office:value="78402550" calcext:value-type="float">
            <text:p>78402550</text:p>
          </table:table-cell>
          <table:table-cell table:style-name="ce3" office:value-type="float" office:value="54316894" calcext:value-type="float">
            <text:p>54316894</text:p>
          </table:table-cell>
          <table:table-cell table:style-name="ce3" office:value-type="float" office:value="22165183" calcext:value-type="float">
            <text:p>22165183</text:p>
          </table:table-cell>
          <table:table-cell office:value-type="float" office:value="17295107" calcext:value-type="float">
            <text:p>17295107</text:p>
          </table:table-cell>
          <table:table-cell table:number-columns-repeated="2"/>
          <table:table-cell table:style-name="ce3" office:value-type="float" office:value="115880981" calcext:value-type="float">
            <text:p>115880981</text:p>
          </table:table-cell>
          <table:table-cell table:style-name="ce3" office:value-type="float" office:value="65875650" calcext:value-type="float">
            <text:p>65875650</text:p>
          </table:table-cell>
          <table:table-cell office:value-type="float" office:value="31403013" calcext:value-type="float">
            <text:p>31403013</text:p>
          </table:table-cell>
          <table:table-cell office:value-type="float" office:value="26573059" calcext:value-type="float">
            <text:p>26573059</text:p>
          </table:table-cell>
          <table:table-cell table:number-columns-repeated="2"/>
          <table:table-cell table:style-name="ce3" office:value-type="float" office:value="118298533" calcext:value-type="float">
            <text:p>118298533</text:p>
          </table:table-cell>
          <table:table-cell table:style-name="ce3" office:value-type="float" office:value="67450049" calcext:value-type="float">
            <text:p>67450049</text:p>
          </table:table-cell>
          <table:table-cell table:style-name="ce3" office:value-type="float" office:value="56292104" calcext:value-type="float">
            <text:p>56292104</text:p>
          </table:table-cell>
          <table:table-cell table:style-name="ce3" office:value-type="float" office:value="34916195" calcext:value-type="float">
            <text:p>34916195</text:p>
          </table:table-cell>
          <table:table-cell table:number-columns-repeated="2"/>
          <table:table-cell table:style-name="ce3" office:value-type="float" office:value="186569522" calcext:value-type="float">
            <text:p>186569522</text:p>
          </table:table-cell>
          <table:table-cell table:style-name="ce3" office:value-type="float" office:value="6338027103" calcext:value-type="float">
            <text:p>6338027103</text:p>
          </table:table-cell>
          <table:table-cell table:style-name="ce3" office:value-type="float" office:value="2123332672" calcext:value-type="float">
            <text:p>2123332672</text:p>
          </table:table-cell>
          <table:table-cell table:style-name="ce3" office:value-type="float" office:value="796105750" calcext:value-type="float">
            <text:p>796105750</text:p>
          </table:table-cell>
        </table:table-row>
        <table:table-row table:style-name="ro1">
          <table:table-cell/>
          <table:table-cell table:style-name="ce3" office:value-type="float" office:value="76794678" calcext:value-type="float">
            <text:p>76794678</text:p>
          </table:table-cell>
          <table:table-cell table:style-name="ce3" office:value-type="float" office:value="60544461" calcext:value-type="float">
            <text:p>60544461</text:p>
          </table:table-cell>
          <table:table-cell table:style-name="ce3" office:value-type="float" office:value="22453037" calcext:value-type="float">
            <text:p>22453037</text:p>
          </table:table-cell>
          <table:table-cell office:value-type="float" office:value="26327764" calcext:value-type="float">
            <text:p>26327764</text:p>
          </table:table-cell>
          <table:table-cell table:number-columns-repeated="2"/>
          <table:table-cell table:style-name="ce3" office:value-type="float" office:value="113715357" calcext:value-type="float">
            <text:p>113715357</text:p>
          </table:table-cell>
          <table:table-cell table:style-name="ce3" office:value-type="float" office:value="65716984" calcext:value-type="float">
            <text:p>65716984</text:p>
          </table:table-cell>
          <table:table-cell office:value-type="float" office:value="30744579" calcext:value-type="float">
            <text:p>30744579</text:p>
          </table:table-cell>
          <table:table-cell office:value-type="float" office:value="23084166" calcext:value-type="float">
            <text:p>23084166</text:p>
          </table:table-cell>
          <table:table-cell table:number-columns-repeated="2"/>
          <table:table-cell table:style-name="ce3" office:value-type="float" office:value="113259611" calcext:value-type="float">
            <text:p>113259611</text:p>
          </table:table-cell>
          <table:table-cell table:style-name="ce3" office:value-type="float" office:value="67728422" calcext:value-type="float">
            <text:p>67728422</text:p>
          </table:table-cell>
          <table:table-cell table:style-name="ce3" office:value-type="float" office:value="54301424" calcext:value-type="float">
            <text:p>54301424</text:p>
          </table:table-cell>
          <table:table-cell table:style-name="ce3" office:value-type="float" office:value="39129266" calcext:value-type="float">
            <text:p>39129266</text:p>
          </table:table-cell>
          <table:table-cell table:number-columns-repeated="2"/>
          <table:table-cell table:style-name="ce3" office:value-type="float" office:value="207600360" calcext:value-type="float">
            <text:p>207600360</text:p>
          </table:table-cell>
          <table:table-cell table:style-name="ce3" office:value-type="float" office:value="2206833097" calcext:value-type="float">
            <text:p>2206833097</text:p>
          </table:table-cell>
          <table:table-cell table:style-name="ce3" office:value-type="float" office:value="1325766964" calcext:value-type="float">
            <text:p>1325766964</text:p>
          </table:table-cell>
          <table:table-cell table:style-name="ce3" office:value-type="float" office:value="1260533199" calcext:value-type="float">
            <text:p>1260533199</text:p>
          </table:table-cell>
        </table:table-row>
        <table:table-row table:style-name="ro1">
          <table:table-cell/>
          <table:table-cell table:style-name="ce3" office:value-type="float" office:value="99579944" calcext:value-type="float">
            <text:p>99579944</text:p>
          </table:table-cell>
          <table:table-cell table:style-name="ce3" office:value-type="float" office:value="56711750" calcext:value-type="float">
            <text:p>56711750</text:p>
          </table:table-cell>
          <table:table-cell table:style-name="ce3" office:value-type="float" office:value="38991135" calcext:value-type="float">
            <text:p>38991135</text:p>
          </table:table-cell>
          <table:table-cell office:value-type="float" office:value="17210264" calcext:value-type="float">
            <text:p>17210264</text:p>
          </table:table-cell>
          <table:table-cell table:number-columns-repeated="2"/>
          <table:table-cell table:style-name="ce3" office:value-type="float" office:value="113950258" calcext:value-type="float">
            <text:p>113950258</text:p>
          </table:table-cell>
          <table:table-cell table:style-name="ce3" office:value-type="float" office:value="65881971" calcext:value-type="float">
            <text:p>65881971</text:p>
          </table:table-cell>
          <table:table-cell office:value-type="float" office:value="30027200" calcext:value-type="float">
            <text:p>30027200</text:p>
          </table:table-cell>
          <table:table-cell office:value-type="float" office:value="70280336" calcext:value-type="float">
            <text:p>70280336</text:p>
          </table:table-cell>
          <table:table-cell table:number-columns-repeated="2"/>
          <table:table-cell table:style-name="ce3" office:value-type="float" office:value="112547272" calcext:value-type="float">
            <text:p>112547272</text:p>
          </table:table-cell>
          <table:table-cell table:style-name="ce3" office:value-type="float" office:value="78580124" calcext:value-type="float">
            <text:p>78580124</text:p>
          </table:table-cell>
          <table:table-cell table:style-name="ce3" office:value-type="float" office:value="51957048" calcext:value-type="float">
            <text:p>51957048</text:p>
          </table:table-cell>
          <table:table-cell table:style-name="ce3" office:value-type="float" office:value="35775434" calcext:value-type="float">
            <text:p>35775434</text:p>
          </table:table-cell>
          <table:table-cell table:number-columns-repeated="2"/>
          <table:table-cell table:style-name="ce3" office:value-type="float" office:value="210237614" calcext:value-type="float">
            <text:p>210237614</text:p>
          </table:table-cell>
          <table:table-cell table:style-name="ce3" office:value-type="float" office:value="3135570749" calcext:value-type="float">
            <text:p>3135570749</text:p>
          </table:table-cell>
          <table:table-cell table:style-name="ce3" office:value-type="float" office:value="1911311037" calcext:value-type="float">
            <text:p>1911311037</text:p>
          </table:table-cell>
          <table:table-cell table:style-name="ce3" office:value-type="float" office:value="978621026" calcext:value-type="float">
            <text:p>978621026</text:p>
          </table:table-cell>
        </table:table-row>
        <table:table-row table:style-name="ro1">
          <table:table-cell/>
          <table:table-cell table:style-name="ce3" office:value-type="float" office:value="105237726" calcext:value-type="float">
            <text:p>105237726</text:p>
          </table:table-cell>
          <table:table-cell table:style-name="ce3" office:value-type="float" office:value="80627255" calcext:value-type="float">
            <text:p>80627255</text:p>
          </table:table-cell>
          <table:table-cell table:style-name="ce3" office:value-type="float" office:value="22487981" calcext:value-type="float">
            <text:p>22487981</text:p>
          </table:table-cell>
          <table:table-cell office:value-type="float" office:value="27548758" calcext:value-type="float">
            <text:p>27548758</text:p>
          </table:table-cell>
          <table:table-cell table:number-columns-repeated="2"/>
          <table:table-cell table:style-name="ce3" office:value-type="float" office:value="125363711" calcext:value-type="float">
            <text:p>125363711</text:p>
          </table:table-cell>
          <table:table-cell table:style-name="ce3" office:value-type="float" office:value="77442255" calcext:value-type="float">
            <text:p>77442255</text:p>
          </table:table-cell>
          <table:table-cell office:value-type="float" office:value="30336292" calcext:value-type="float">
            <text:p>30336292</text:p>
          </table:table-cell>
          <table:table-cell office:value-type="float" office:value="31498499" calcext:value-type="float">
            <text:p>31498499</text:p>
          </table:table-cell>
          <table:table-cell table:number-columns-repeated="2"/>
          <table:table-cell table:style-name="ce3" office:value-type="float" office:value="126721188" calcext:value-type="float">
            <text:p>126721188</text:p>
          </table:table-cell>
          <table:table-cell table:style-name="ce3" office:value-type="float" office:value="66631788" calcext:value-type="float">
            <text:p>66631788</text:p>
          </table:table-cell>
          <table:table-cell table:style-name="ce3" office:value-type="float" office:value="55191317" calcext:value-type="float">
            <text:p>55191317</text:p>
          </table:table-cell>
          <table:table-cell table:style-name="ce3" office:value-type="float" office:value="36091317" calcext:value-type="float">
            <text:p>36091317</text:p>
          </table:table-cell>
          <table:table-cell table:number-columns-repeated="2"/>
          <table:table-cell table:style-name="ce3" office:value-type="float" office:value="201811385" calcext:value-type="float">
            <text:p>201811385</text:p>
          </table:table-cell>
          <table:table-cell table:style-name="ce3" office:value-type="float" office:value="2857758251" calcext:value-type="float">
            <text:p>2857758251</text:p>
          </table:table-cell>
          <table:table-cell table:style-name="ce3" office:value-type="float" office:value="2352666042" calcext:value-type="float">
            <text:p>2352666042</text:p>
          </table:table-cell>
          <table:table-cell table:style-name="ce3" office:value-type="float" office:value="1087399188" calcext:value-type="float">
            <text:p>1087399188</text:p>
          </table:table-cell>
        </table:table-row>
        <table:table-row table:style-name="ro1">
          <table:table-cell/>
          <table:table-cell table:style-name="ce3" office:value-type="float" office:value="76581758" calcext:value-type="float">
            <text:p>76581758</text:p>
          </table:table-cell>
          <table:table-cell table:style-name="ce3" office:value-type="float" office:value="53196019" calcext:value-type="float">
            <text:p>53196019</text:p>
          </table:table-cell>
          <table:table-cell table:style-name="ce3" office:value-type="float" office:value="22602750" calcext:value-type="float">
            <text:p>22602750</text:p>
          </table:table-cell>
          <table:table-cell office:value-type="float" office:value="17159668" calcext:value-type="float">
            <text:p>17159668</text:p>
          </table:table-cell>
          <table:table-cell table:number-columns-repeated="2"/>
          <table:table-cell table:style-name="ce3" office:value-type="float" office:value="144779588" calcext:value-type="float">
            <text:p>144779588</text:p>
          </table:table-cell>
          <table:table-cell table:style-name="ce3" office:value-type="float" office:value="65902740" calcext:value-type="float">
            <text:p>65902740</text:p>
          </table:table-cell>
          <table:table-cell office:value-type="float" office:value="30597160" calcext:value-type="float">
            <text:p>30597160</text:p>
          </table:table-cell>
          <table:table-cell office:value-type="float" office:value="28537655" calcext:value-type="float">
            <text:p>28537655</text:p>
          </table:table-cell>
          <table:table-cell table:number-columns-repeated="2"/>
          <table:table-cell table:style-name="ce3" office:value-type="float" office:value="88923580" calcext:value-type="float">
            <text:p>88923580</text:p>
          </table:table-cell>
          <table:table-cell table:style-name="ce3" office:value-type="float" office:value="66788976" calcext:value-type="float">
            <text:p>66788976</text:p>
          </table:table-cell>
          <table:table-cell table:style-name="ce3" office:value-type="float" office:value="43591648" calcext:value-type="float">
            <text:p>43591648</text:p>
          </table:table-cell>
          <table:table-cell table:style-name="ce3" office:value-type="float" office:value="33849538" calcext:value-type="float">
            <text:p>33849538</text:p>
          </table:table-cell>
          <table:table-cell table:number-columns-repeated="2"/>
          <table:table-cell table:style-name="ce3" office:value-type="float" office:value="214188742" calcext:value-type="float">
            <text:p>214188742</text:p>
          </table:table-cell>
          <table:table-cell table:style-name="ce3" office:value-type="float" office:value="2415015077" calcext:value-type="float">
            <text:p>2415015077</text:p>
          </table:table-cell>
          <table:table-cell table:style-name="ce3" office:value-type="float" office:value="2701498252" calcext:value-type="float">
            <text:p>2701498252</text:p>
          </table:table-cell>
          <table:table-cell table:style-name="ce3" office:value-type="float" office:value="1174098685" calcext:value-type="float">
            <text:p>1174098685</text:p>
          </table:table-cell>
        </table:table-row>
        <table:table-row table:style-name="ro1">
          <table:table-cell/>
          <table:table-cell table:style-name="ce3" office:value-type="float" office:value="86853409" calcext:value-type="float">
            <text:p>86853409</text:p>
          </table:table-cell>
          <table:table-cell table:style-name="ce3" office:value-type="float" office:value="68640902" calcext:value-type="float">
            <text:p>68640902</text:p>
          </table:table-cell>
          <table:table-cell table:style-name="ce3" office:value-type="float" office:value="22119486" calcext:value-type="float">
            <text:p>22119486</text:p>
          </table:table-cell>
          <table:table-cell office:value-type="float" office:value="17334319" calcext:value-type="float">
            <text:p>17334319</text:p>
          </table:table-cell>
          <table:table-cell table:number-columns-repeated="2"/>
          <table:table-cell table:style-name="ce3" office:value-type="float" office:value="113279702" calcext:value-type="float">
            <text:p>113279702</text:p>
          </table:table-cell>
          <table:table-cell table:style-name="ce3" office:value-type="float" office:value="65986024" calcext:value-type="float">
            <text:p>65986024</text:p>
          </table:table-cell>
          <table:table-cell office:value-type="float" office:value="30616069" calcext:value-type="float">
            <text:p>30616069</text:p>
          </table:table-cell>
          <table:table-cell office:value-type="float" office:value="21146973" calcext:value-type="float">
            <text:p>21146973</text:p>
          </table:table-cell>
          <table:table-cell table:number-columns-repeated="2"/>
          <table:table-cell table:style-name="ce3" office:value-type="float" office:value="153336444" calcext:value-type="float">
            <text:p>153336444</text:p>
          </table:table-cell>
          <table:table-cell table:style-name="ce3" office:value-type="float" office:value="67408651" calcext:value-type="float">
            <text:p>67408651</text:p>
          </table:table-cell>
          <table:table-cell table:style-name="ce3" office:value-type="float" office:value="52883197" calcext:value-type="float">
            <text:p>52883197</text:p>
          </table:table-cell>
          <table:table-cell table:style-name="ce3" office:value-type="float" office:value="35507261" calcext:value-type="float">
            <text:p>35507261</text:p>
          </table:table-cell>
          <table:table-cell table:number-columns-repeated="2"/>
          <table:table-cell table:style-name="ce3" office:value-type="float" office:value="200240477" calcext:value-type="float">
            <text:p>200240477</text:p>
          </table:table-cell>
          <table:table-cell table:style-name="ce3" office:value-type="float" office:value="2414205079" calcext:value-type="float">
            <text:p>2414205079</text:p>
          </table:table-cell>
          <table:table-cell table:style-name="ce3" office:value-type="float" office:value="3243000319" calcext:value-type="float">
            <text:p>3243000319</text:p>
          </table:table-cell>
          <table:table-cell table:style-name="ce3" office:value-type="float" office:value="923106644" calcext:value-type="float">
            <text:p>923106644</text:p>
          </table:table-cell>
        </table:table-row>
        <table:table-row table:style-name="ro1">
          <table:table-cell/>
          <table:table-cell table:style-name="ce3" office:value-type="float" office:value="104839143" calcext:value-type="float">
            <text:p>104839143</text:p>
          </table:table-cell>
          <table:table-cell table:style-name="ce3" office:value-type="float" office:value="53649356" calcext:value-type="float">
            <text:p>53649356</text:p>
          </table:table-cell>
          <table:table-cell table:style-name="ce3" office:value-type="float" office:value="30769927" calcext:value-type="float">
            <text:p>30769927</text:p>
          </table:table-cell>
          <table:table-cell office:value-type="float" office:value="17619565" calcext:value-type="float">
            <text:p>17619565</text:p>
          </table:table-cell>
          <table:table-cell table:number-columns-repeated="2"/>
          <table:table-cell table:style-name="ce3" office:value-type="float" office:value="113464643" calcext:value-type="float">
            <text:p>113464643</text:p>
          </table:table-cell>
          <table:table-cell table:style-name="ce3" office:value-type="float" office:value="66340149" calcext:value-type="float">
            <text:p>66340149</text:p>
          </table:table-cell>
          <table:table-cell office:value-type="float" office:value="28817065" calcext:value-type="float">
            <text:p>28817065</text:p>
          </table:table-cell>
          <table:table-cell office:value-type="float" office:value="26761400" calcext:value-type="float">
            <text:p>26761400</text:p>
          </table:table-cell>
          <table:table-cell table:number-columns-repeated="2"/>
          <table:table-cell table:style-name="ce3" office:value-type="float" office:value="112037680" calcext:value-type="float">
            <text:p>112037680</text:p>
          </table:table-cell>
          <table:table-cell table:style-name="ce3" office:value-type="float" office:value="104804922" calcext:value-type="float">
            <text:p>104804922</text:p>
          </table:table-cell>
          <table:table-cell table:style-name="ce3" office:value-type="float" office:value="50461949" calcext:value-type="float">
            <text:p>50461949</text:p>
          </table:table-cell>
          <table:table-cell table:style-name="ce3" office:value-type="float" office:value="36250824" calcext:value-type="float">
            <text:p>36250824</text:p>
          </table:table-cell>
          <table:table-cell table:number-columns-repeated="2"/>
          <table:table-cell table:style-name="ce3" office:value-type="float" office:value="221703644" calcext:value-type="float">
            <text:p>221703644</text:p>
          </table:table-cell>
          <table:table-cell table:style-name="ce3" office:value-type="float" office:value="2842031561" calcext:value-type="float">
            <text:p>2842031561</text:p>
          </table:table-cell>
          <table:table-cell table:style-name="ce3" office:value-type="float" office:value="2552755528" calcext:value-type="float">
            <text:p>2552755528</text:p>
          </table:table-cell>
          <table:table-cell table:style-name="ce3" office:value-type="float" office:value="888384051" calcext:value-type="float">
            <text:p>8883840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0930896071" calcext:value-type="float">
            <text:p>0.0000930896071</text:p>
          </table:table-cell>
          <table:table-cell table:style-name="ce4" table:formula="of:=SUM([.C4:.C13])/10/(1000*1000*1000)/[.K21]" office:value-type="float" office:value="0.000124563499" calcext:value-type="float">
            <text:p>0.000124563499</text:p>
          </table:table-cell>
          <table:table-cell table:style-name="ce4" table:formula="of:=SUM([.D4:.D13])/10/(1000*1000*1000)/[.K22]" office:value-type="float" office:value="0.0001184853508" calcext:value-type="float">
            <text:p>0.0001184853508</text:p>
          </table:table-cell>
          <table:table-cell table:style-name="ce4" table:formula="of:=SUM([.E4:.E13])/10/(1000*1000*1000)/[.K23]" office:value-type="float" office:value="0.0001537863224" calcext:value-type="float">
            <text:p>0.000153786322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1199906368" calcext:value-type="float">
            <text:p>0.0001199906368</text:p>
          </table:table-cell>
          <table:table-cell table:style-name="ce4" table:formula="of:=SUM([.I4:.I13])/10/(1000*1000*1000)/[.K21]" office:value-type="float" office:value="0.000134957486" calcext:value-type="float">
            <text:p>0.000134957486</text:p>
          </table:table-cell>
          <table:table-cell table:style-name="ce4" table:formula="of:=SUM([.J4:.J13])/10/(1000*1000*1000)/[.K22]" office:value-type="float" office:value="0.000123765018" calcext:value-type="float">
            <text:p>0.000123765018</text:p>
          </table:table-cell>
          <table:table-cell table:style-name="ce4" table:formula="of:=SUM([.K4:.K13])/10/(1000*1000*1000)/[.K23]" office:value-type="float" office:value="0.0002335212016" calcext:value-type="float">
            <text:p>0.000233521201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1159176579" calcext:value-type="float">
            <text:p>0.0001159176579</text:p>
          </table:table-cell>
          <table:table-cell table:style-name="ce4" table:formula="of:=SUM([.O4:.O13])/10/(1000*1000*1000)/[.K21]" office:value-type="float" office:value="0.000146325589" calcext:value-type="float">
            <text:p>0.000146325589</text:p>
          </table:table-cell>
          <table:table-cell table:style-name="ce4" table:formula="of:=SUM([.P4:.P13])/10/(1000*1000*1000)/[.K22]" office:value-type="float" office:value="0.0002095364376" calcext:value-type="float">
            <text:p>0.0002095364376</text:p>
          </table:table-cell>
          <table:table-cell table:style-name="ce4" table:formula="of:=SUM([.Q4:.Q13])/10/(1000*1000*1000)/[.K23]" office:value-type="float" office:value="0.0003958668648" calcext:value-type="float">
            <text:p>0.000395866864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002002885657" calcext:value-type="float">
            <text:p>0.0002002885657</text:p>
          </table:table-cell>
          <table:table-cell table:style-name="ce4" table:formula="of:=SUM([.U4:.U13])/10/(1000*1000*1000)/[.K21]" office:value-type="float" office:value="0.007069930477" calcext:value-type="float">
            <text:p>0.007069930477</text:p>
          </table:table-cell>
          <table:table-cell table:style-name="ce4" table:formula="of:=SUM([.V4:.V13])/10/(1000*1000*1000)/[.K22]" office:value-type="float" office:value="0.0084901584416" calcext:value-type="float">
            <text:p>0.0084901584416</text:p>
          </table:table-cell>
          <table:table-cell table:style-name="ce4" table:formula="of:=SUM([.W4:.W13])/10/(1000*1000*1000)/[.K23]" office:value-type="float" office:value="0.0084310511688" calcext:value-type="float">
            <text:p>0.0084310511688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09T21:22:49.606000000</dc:date>
    <meta:editing-duration>PT4H10M45S</meta:editing-duration>
    <meta:editing-cycles>15</meta:editing-cycles>
    <meta:generator>LibreOffice/7.4.3.2$Windows_X86_64 LibreOffice_project/1048a8393ae2eeec98dff31b5c133c5f1d08b890</meta:generator>
    <meta:document-statistic meta:table-count="2" meta:cell-count="46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1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652cm" svg:y="0.729cm" svg:width="12.93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PIBcast.B2:MPIBcast.E3 MPIBcast.H2:MPIBcast.K3 MPIBcast.N2:MPIBcast.Q3 MPIBcast.T2:MPI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0896071">
                <text:p>0.0000930896071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0.000124563499">
                <text:p>0.000124563499</text:p>
              </table:table-cell>
              <table:table-cell office:value-type="float" office:value="0.0001184853508">
                <text:p>0.0001184853508</text:p>
              </table:table-cell>
              <table:table-cell office:value-type="float" office:value="0.0001537863224">
                <text:p>0.0001537863224</text:p>
              </table:table-cell>
              <table:table-cell office:value-type="float" office:value="0.0001199906368">
                <text:p>0.0001199906368</text:p>
              </table:table-cell>
              <table:table-cell office:value-type="float" office:value="0.000134957486">
                <text:p>0.000134957486</text:p>
              </table:table-cell>
              <table:table-cell office:value-type="float" office:value="0.000123765018">
                <text:p>0.000123765018</text:p>
              </table:table-cell>
              <table:table-cell office:value-type="float" office:value="0.0002335212016">
                <text:p>0.0002335212016</text:p>
              </table:table-cell>
              <table:table-cell office:value-type="float" office:value="0.0001159176579">
                <text:p>0.0001159176579</text:p>
              </table:table-cell>
              <table:table-cell office:value-type="float" office:value="0.000146325589">
                <text:p>0.000146325589</text:p>
              </table:table-cell>
              <table:table-cell office:value-type="float" office:value="0.0002095364376">
                <text:p>0.0002095364376</text:p>
              </table:table-cell>
              <table:table-cell office:value-type="float" office:value="0.0003958668648">
                <text:p>0.0003958668648</text:p>
              </table:table-cell>
              <table:table-cell office:value-type="float" office:value="0.0002002885657">
                <text:p>0.0002002885657</text:p>
              </table:table-cell>
              <table:table-cell office:value-type="float" office:value="0.007069930477">
                <text:p>0.007069930477</text:p>
              </table:table-cell>
              <table:table-cell office:value-type="float" office:value="0.0084901584416">
                <text:p>0.0084901584416</text:p>
              </table:table-cell>
              <table:table-cell office:value-type="float" office:value="0.0084310511688">
                <text:p>0.008431051168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407cm" svg:y="0.148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ytes</text:p>
                <draw:g>
                  <svg:desc>MyBcast.B2:MyBcast.E3 MyBcast.H2:MyBcast.K3 MyBcast.N2:MyBcast.Q3 MyBcast.T2:MyBcast.W3</svg:desc>
                </draw:g>
              </table:table-cell>
              <table:table-cell office:value-type="string">
                <text:p>1 Kbytes</text:p>
              </table:table-cell>
              <table:table-cell office:value-type="string">
                <text:p>4 Kbytes</text:p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9597976217">
                <text:p>0.0009597976217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0.0009865886966">
                <text:p>0.0009865886966</text:p>
              </table:table-cell>
              <table:table-cell office:value-type="float" office:value="0.001067557662">
                <text:p>0.001067557662</text:p>
              </table:table-cell>
              <table:table-cell office:value-type="float" office:value="0.00192963696">
                <text:p>0.00192963696</text:p>
              </table:table-cell>
              <table:table-cell office:value-type="float" office:value="0.0009336822341">
                <text:p>0.0009336822341</text:p>
              </table:table-cell>
              <table:table-cell office:value-type="float" office:value="0.0009849353782">
                <text:p>0.0009849353782</text:p>
              </table:table-cell>
              <table:table-cell office:value-type="float" office:value="0.00110002961">
                <text:p>0.00110002961</text:p>
              </table:table-cell>
              <table:table-cell office:value-type="float" office:value="0.0023182292184">
                <text:p>0.0023182292184</text:p>
              </table:table-cell>
              <table:table-cell office:value-type="float" office:value="0.0008419929028">
                <text:p>0.0008419929028</text:p>
              </table:table-cell>
              <table:table-cell office:value-type="float" office:value="0.0008689224802">
                <text:p>0.0008689224802</text:p>
              </table:table-cell>
              <table:table-cell office:value-type="float" office:value="0.0011090757724">
                <text:p>0.0011090757724</text:p>
              </table:table-cell>
              <table:table-cell office:value-type="float" office:value="0.0031279040408">
                <text:p>0.0031279040408</text:p>
              </table:table-cell>
              <table:table-cell office:value-type="float" office:value="0.0275728392964">
                <text:p>0.0275728392964</text:p>
              </table:table-cell>
              <table:table-cell office:value-type="float" office:value="0.0280420174372">
                <text:p>0.0280420174372</text:p>
              </table:table-cell>
              <table:table-cell office:value-type="float" office:value="0.028507334312">
                <text:p>0.028507334312</text:p>
              </table:table-cell>
              <table:table-cell office:value-type="float" office:value="0.0327536627752">
                <text:p>0.0327536627752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